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9" style:family="paragraph" style:parent-style-name="Standard">
      <style:paragraph-properties fo:margin-top="0in" fo:margin-bottom="0in" fo:line-height="100%"/>
      <style:text-properties fo:color="#000000" style:font-name="Georgia" fo:font-size="10.5pt" style:font-size-asian="10.5pt" style:font-size-complex="10.5pt"/>
    </style:style>
    <style:style style:name="P1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style:font-name-complex="Times New Roman1"/>
    </style:style>
    <style:style style:name="T4" style:family="text">
      <style:text-properties fo:color="#000000" style:font-name-complex="Times New Roman1"/>
    </style:style>
    <style:style style:name="T5" style:family="text">
      <style:text-properties fo:color="#000000" fo:language="none" fo:country="none" style:font-name-asian="Georgia" style:language-asian="none" style:country-asian="none" style:font-name-complex="Georgia" style:language-complex="none" style:country-complex="none"/>
    </style:style>
    <style:style style:name="T6" style:family="text">
      <style:text-properties fo:language="none" fo:country="none" style:font-name-asian="Georgia" style:language-asian="none" style:country-asian="none" style:font-name-complex="Georgia" style:language-complex="none" style:country-complex="none"/>
    </style:style>
    <style:style style:name="T7"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8"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9" style:family="text">
      <style:text-properties style:text-position="super 58%"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ow to Change God's Mind</text:p>
      <text:p text:style-name="P1"/>
      <text:p text:style-name="P2"><text:span text:style-name="T1">Read:</text:span><text:span text:style-name="T3"> Jonah 3</text:span></text:p>
      <text:p text:style-name="P3"/>
      <text:p text:style-name="P4"><text:span text:style-name="T1">Text:</text:span><text:span text:style-name="T3"> </text:span><text:span text:style-name="T5">Jonah 3:2 “Arise, go unto Nineveh, that great city, and preach unto it the preaching that I bid thee.”</text:span></text:p>
      <text:p text:style-name="P5"/>
      <text:h text:style-name="P4" text:outline-level="3"><text:span text:style-name="T1">Introduction:</text:span><text:span text:style-name="T3"> </text:span><text:span text:style-name="T4">When the word of the Lord came to Jonah the first time he deliberately disobeys and God's response to his defiance was one of Grace instead of judgment. Now Jonah may have thought that the belly of the whale was judgment but it was scads better than being stricken dead in a disobedient condition. God gives Jonah another chance. He places him on dry ground and Jonah comes out of the whale running. He set a land record for travel. He covered three days of road in one day. God's grace to Nineveh's sin was preceded by God's grace to Jonah. </text:span></text:h>
      <text:h text:style-name="P8" text:outline-level="3"><text:span text:style-name="T3"/></text:h>
      <text:h text:style-name="P8" text:outline-level="3"><text:span text:style-name="T2">Jonah's Warning:</text:span><text:span text:style-name="T3"> 1-4 Jonah's awakening leads to Nineveh's awake-ning. If Jonah had gone to a Bible College they would have taught him that he needed to love the people that God would send him to. Jonah did not love the people of Nineveh but he feared God and he preached the message that God gave him just as plain and simple as God had told it to him. I believe we live in a day when we are inundated with preachers that have chosen a mushy love of people over the fear of God. I'm not against loving people (loving people is important) but I am for preaching the message that God gives, just as God gives it, in an undiluted manner. Jonah didn't have three points and a poem. He didn't have a piano player with an altar call song. He didn't arrive in Nineveh wearing casual clothes with a praise and worship team. He didn't smell too good (he smelled of fish guts and sweat) His entire sermon was contained in one phrase: “</text:span><text:span text:style-name="T6">Yet forty days, and Nineveh shall be overthrown.” He didn't give a glorified book report about a Bible Story that he had read recently. He didn't preach in a loving manner. As a matter of fact from his response at the end of the book he was not even concerned that they were headed for certain death. He preached the truth of their coming demise but not with a sense of sorrow. Their repentance was not a response to a cute story or a scary sob story. </text:span></text:h>
      <text:h text:style-name="P8" text:outline-level="3"><text:span text:style-name="T6"><text:s/></text:span></text:h>
      <text:h text:style-name="P8" text:outline-level="3"><text:span text:style-name="T2">Nineveh's Response:</text:span><text:span text:style-name="T3"> 5-9 Nineveh was not <text:s/>impressed with Jonah's preaching but beyond his uncaring attitude they heard the voice of God and (the 5</text:span><text:span text:style-name="T9">th</text:span><text:span text:style-name="T3"> verse says) they believed God. Their response was immediate and drastic. The entire nation (it seems) fell to their knees in repentance, the ceased as a whole to eat food, and they exchanged their clothes for sackcloth. The King, himself, set the example. He laid aside his royal robes and put on sackcloth. “...He </text:span><text:span text:style-name="T6">caused </text:span><text:span text:style-name="T7">it</text:span><text:span text:style-name="T6"> to be proclaimed and published through Nineveh by the decree of the king and his nobles, saying, Let neither man nor beast, herd nor flock, taste any thing: let them not feed, nor drink water: But let man and beast be covered with sackcloth, and cry mightily unto God: yea, let them turn every one from his evil way, and from the violence that </text:span><text:span text:style-name="T7">is</text:span><text:span text:style-name="T6"> in their hands.”</text:span></text:h>
      <text:h text:style-name="P8" text:outline-level="3"><text:span text:style-name="T6"><text:s text:c="2"/>No other revival in scripture has such an immediate and complete turn around. The king and the people did this expecting to be dead in 40 days. The king did hold out a measure of hope. Perhaps God would <text:s/>see their genuine repentance and have a change of heart. He knew that their only hope was a gracious God. The scripture does not say that he prayed for God to change His mind but he did express that hope. </text:span></text:h>
      <text:h text:style-name="P8" text:outline-level="3"><text:span text:style-name="T3"/></text:h>
      <text:h text:style-name="P8" text:outline-level="3"><text:span text:style-name="T2">God's Reaction:</text:span><text:span text:style-name="T3"> 10 The Bible does not say that God heard the sincerity in their voice and decided to give them another chance. It says that God saw their works. God saw that they had repented because He saw their behavior and knew that they were sincere. </text:span></text:h>
      <text:h text:style-name="P7" text:outline-level="3"><text:span text:style-name="T4"><text:s text:c="2"/>God changed His mind because Nineveh changed their entire behavior. Truly God did not change at all. He had already said: “</text:span><text:span text:style-name="T6">If my people, which are called by my name, shall humble themselves, and pray, and seek my face, and turn from their wicked ways; then will I hear from heaven, and will forgive their sin, and will heal their land.” These people had become God's people and God's promises were being applied to them.</text:span></text:h>
      <text:h text:style-name="P8" text:outline-level="3"><text:span text:style-name="T3"><text:s/></text:span><text:span text:style-name="T6"><text:s text:c="2"/>Theologians believe that this revival lasted for 150 years. That's true repentance.</text:span></text:h>
      <text:h text:style-name="P8" text:outline-level="3"><text:span text:style-name="T6"/></text:h>
      <text:h text:style-name="P8" text:outline-level="3"><text:span text:style-name="T8">Conclude:</text:span><text:span text:style-name="T6"> The best preaching is preaching exactly what God says. When we speak God's words we speak anointed words. When we take God's words and add our opinion we dilute the message God intended to give. When I was in Bible College we had a professor (Dr. Ludivic Barrie, from Scotland). He loved to teach by argument. He would start the class off with a provocative statement and then would create an argument. If one side seemed weak he would jump in and help them out. It may be hard to believe but I loved to argue (when you think you're always right you love to argue). I remember one class although I don't remember what we were arguing about I made a statement and the response changed my life. I remember saying the following words: “The Bible says...and it means...” and He looked at me and said: “Shut-up; don't tell me what it means; just tell me what it says!” I shut up! As I thought on that phrase: my eyes were opened. Far too many of us end up watering down the message trying to win people to Christ and the Christ that they find may not be the Christ of the scripture. One result of that are the weak Christians that can be easily led astray by every wind of false doctrine.</text:span></text:h>
      <text:h text:style-name="P8" text:outline-level="3"><text:span text:style-name="T6"><text:s text:c="2"/>The results of Jonah's message happened because the message was exactly the words of God; nothing more, nothing less, and nothing else.</text:span></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7-06-24T22:57:22.09</dc:date>
    <meta:editing-duration>PT3H4M56S</meta:editing-duration>
    <meta:generator>OpenOffice/4.1.3$Win32 OpenOffice.org_project/413m1$Build-9783</meta:generator>
    <meta:printed-by>Joel Tice</meta:printed-by>
    <meta:print-date>2017-06-24T22:56:31.30</meta:print-date>
    <meta:document-statistic meta:table-count="0" meta:image-count="0" meta:object-count="0" meta:page-count="1" meta:paragraph-count="13" meta:word-count="1000" meta:character-count="54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